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1" svg:stroke-width="0.026cm" svg:stroke-color="#000000" draw:stroke-linejoin="round" svg:stroke-linecap="butt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standard">
      <style:graphic-properties draw:stroke="none" draw:stroke-dash="Dash_20_Dot_20_1" svg:stroke-width="0cm" svg:stroke-color="#000000" draw:stroke-linejoin="none" svg:stroke-linecap="butt" draw:fill="solid" draw:fill-color="#cfe2f3" draw:textarea-horizontal-align="center" draw:textarea-vertical-align="middle"/>
    </style:style>
    <style:style style:name="gr3" style:family="graphic" style:parent-style-name="standard">
      <style:graphic-properties draw:stroke="solid" draw:stroke-dash="Dash_20_Dot_20_1" svg:stroke-width="0.026cm" svg:stroke-color="#000000" draw:stroke-linejoin="round" svg:stroke-linecap="butt" draw:fill="none" draw:fill-color="#cfe2f3" draw:textarea-horizontal-align="center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draw:stroke="none" draw:stroke-dash="Dash_20_Dot_20_1" svg:stroke-width="0cm" svg:stroke-color="#000000" draw:stroke-linejoin="none" svg:stroke-linecap="butt" draw:fill="solid" draw:fill-color="#4c1130" draw:textarea-horizontal-align="center" draw:textarea-vertical-align="middle"/>
    </style:style>
    <style:style style:name="gr5" style:family="graphic" style:parent-style-name="standard">
      <style:graphic-properties draw:stroke="solid" draw:stroke-dash="Dash_20_Dot_20_1" svg:stroke-width="0.026cm" svg:stroke-color="#000000" draw:stroke-linejoin="round" svg:stroke-linecap="butt" draw:fill="none" draw:fill-color="#4c1130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none" draw:stroke-dash="Dash_20_Dot_20_1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Dash_20_Dot_20_1" svg:stroke-width="0.026cm" svg:stroke-color="#000000" draw:stroke-linejoin="round" svg:stroke-linecap="butt" draw:fill="none" draw:fill-color="#ffffff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draw:stroke="solid" draw:stroke-dash="Dash_20_Dot_20_1" svg:stroke-width="0.026cm" svg:stroke-color="#000000" draw:stroke-linejoin="round" svg:stroke-linecap="butt" draw:fill="solid" draw:fill-color="#7b3d00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_20_Dot_20_1" svg:stroke-width="0cm" svg:stroke-color="#000000" draw:stroke-linejoin="none" svg:stroke-linecap="butt" draw:fill="solid" draw:fill-color="#666666" draw:textarea-horizontal-align="center" draw:textarea-vertical-align="middle"/>
    </style:style>
    <style:style style:name="gr10" style:family="graphic" style:parent-style-name="standard">
      <style:graphic-properties draw:stroke="solid" draw:stroke-dash="Dash_20_Dot_20_1" svg:stroke-width="0.026cm" svg:stroke-color="#000000" draw:stroke-linejoin="round" svg:stroke-linecap="butt" draw:fill="none" draw:fill-color="#666666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5" style:family="graphic" style:parent-style-name="standard">
      <style:graphic-properties svg:stroke-color="#813709" draw:fill-color="#813709" draw:textarea-horizontal-align="justify" draw:textarea-vertical-align="middle" draw:auto-grow-height="false" fo:min-height="2.55cm" fo:min-width="4.7cm"/>
    </style:style>
    <style:style style:name="gr16" style:family="graphic" style:parent-style-name="standard">
      <style:graphic-properties draw:textarea-horizontal-align="justify" draw:textarea-vertical-align="middle" draw:auto-grow-height="false" fo:min-height="1.394cm" fo:min-width="0.944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201cm" fo:min-width="1.751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1.395cm" fo:min-width="0.944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3.272cm" fo:min-width="0.222cm" fo:wrap-option="wrap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692cm" fo:min-width="0.042cm" fo:padding-top="0.142cm" fo:padding-bottom="0.142cm" fo:padding-left="0.267cm" fo:padding-right="0.267cm" fo:wrap-option="wrap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fill="solid" draw:fill-color="#813709" draw:textarea-horizontal-align="justify" draw:textarea-vertical-align="middle" draw:auto-grow-height="false" fo:min-height="1.85cm" fo:min-width="12.6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528cm" fo:min-width="0.35cm"/>
      <style:paragraph-properties style:writing-mode="lr-tb"/>
    </style:style>
    <style:style style:name="gr24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0cm" fo:min-width="0.292cm"/>
    </style:style>
    <style:style style:name="gr2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marker-end="" draw:marker-end-width="0.3cm" draw:fill="none" draw:textarea-vertical-align="middle"/>
    </style:style>
    <style:style style:name="gr30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cm" fo:min-width="0.29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5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5.071cm" fo:min-width="0.222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fe2f3"/>
      <style:paragraph-properties fo:text-align="center"/>
    </style:style>
    <style:style style:name="P3" style:family="paragraph">
      <loext:graphic-properties draw:fill="none" draw:fill-color="#cfe2f3"/>
      <style:paragraph-properties fo:text-align="center"/>
    </style:style>
    <style:style style:name="P4" style:family="paragraph">
      <loext:graphic-properties draw:fill="solid" draw:fill-color="#4c1130"/>
      <style:paragraph-properties fo:text-align="center"/>
    </style:style>
    <style:style style:name="P5" style:family="paragraph">
      <loext:graphic-properties draw:fill="none" draw:fill-color="#4c113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7b3d00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none" draw:fill-color="#666666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813709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813709"/>
      <style:paragraph-properties fo:text-align="center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0.5pt" style:font-size-asian="10.5pt" style:font-size-complex="10.5pt"/>
    </style:style>
    <style:style style:name="P22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olygon draw:style-name="gr1" draw:text-style-name="P1" draw:layer="layout" svg:width="21.007cm" svg:height="14.545cm" svg:x="1.355cm" svg:y="2.167cm" svg:viewBox="0 0 21008 14546" draw:points="0,0 21008,0 21008,14546 0,14546">
          <text:p/>
        </draw:polygon>
        <draw:polygon draw:style-name="gr2" draw:text-style-name="P2" draw:layer="layout" svg:width="0.508cm" svg:height="8.397cm" svg:x="22.363cm" svg:y="2.604cm" svg:viewBox="0 0 509 8398" draw:points="0,0 509,0 509,8398 0,8398">
          <text:p/>
        </draw:polygon>
        <draw:polygon draw:style-name="gr3" draw:text-style-name="P3" draw:layer="layout" svg:width="0.508cm" svg:height="8.397cm" svg:x="22.363cm" svg:y="2.604cm" svg:viewBox="0 0 509 8398" draw:points="0,0 509,0 509,8398 0,8398">
          <text:p/>
        </draw:polygon>
        <draw:polygon draw:style-name="gr2" draw:text-style-name="P2" draw:layer="layout" svg:width="0.604cm" svg:height="2.177cm" svg:x="22.048cm" svg:y="11.509cm" svg:viewBox="0 0 605 2178" draw:points="0,0 605,0 605,2178 0,2178">
          <text:p/>
        </draw:polygon>
        <draw:polygon draw:style-name="gr3" draw:text-style-name="P3" draw:layer="layout" svg:width="0.604cm" svg:height="2.177cm" svg:x="22.048cm" svg:y="11.509cm" svg:viewBox="0 0 605 2178" draw:points="0,0 605,0 605,2178 0,2178">
          <text:p/>
        </draw:polygon>
        <draw:polygon draw:style-name="gr2" draw:text-style-name="P2" draw:layer="layout" svg:width="0.604cm" svg:height="2.177cm" svg:x="22.048cm" svg:y="13.687cm" svg:viewBox="0 0 605 2178" draw:points="0,0 605,0 605,2178 0,2178">
          <text:p/>
        </draw:polygon>
        <draw:polygon draw:style-name="gr3" draw:text-style-name="P3" draw:layer="layout" svg:width="0.604cm" svg:height="2.177cm" svg:x="22.048cm" svg:y="13.687cm" svg:viewBox="0 0 605 2178" draw:points="0,0 605,0 605,2178 0,2178">
          <text:p/>
        </draw:polygon>
        <draw:polygon draw:style-name="gr4" draw:text-style-name="P4" draw:layer="layout" svg:width="0.604cm" svg:height="3.695cm" svg:x="1.1cm" svg:y="12.169cm" svg:viewBox="0 0 605 3696" draw:points="0,0 605,0 605,3696 0,3696">
          <text:p/>
        </draw:polygon>
        <draw:polygon draw:style-name="gr5" draw:text-style-name="P5" draw:layer="layout" svg:width="0.604cm" svg:height="3.695cm" svg:x="1.1cm" svg:y="12.169cm" svg:viewBox="0 0 605 3696" draw:points="0,0 605,0 605,3696 0,3696">
          <text:p/>
        </draw:polygon>
        <draw:path draw:style-name="gr6" draw:text-style-name="P6" draw:layer="layout" svg:width="2.734cm" svg:height="2.177cm" svg:x="18.297cm" svg:y="11.509cm" svg:viewBox="0 0 2735 2178" svg:d="M0 363c0-200 162-363 363-363h2009c96 0 188 38 256 106 68 69 107 161 107 257v1452c0 201-163 363-363 363h-2009c-201 0-363-162-363-363z">
          <text:p/>
        </draw:path>
        <draw:path draw:style-name="gr7" draw:text-style-name="P7" draw:layer="layout" svg:width="2.734cm" svg:height="2.177cm" svg:x="18.297cm" svg:y="11.509cm" svg:viewBox="0 0 2735 2178" svg:d="M0 363c0-200 162-363 363-363h2009c96 0 188 38 256 106 68 69 107 161 107 257v1452c0 201-163 363-363 363h-2009c-201 0-363-162-363-363z">
          <text:p/>
        </draw:path>
        <draw:polygon draw:style-name="gr8" draw:text-style-name="P8" draw:layer="layout" svg:width="2.71cm" svg:height="2.492cm" svg:x="18.304cm" svg:y="14.104cm" svg:viewBox="0 0 2711 2493" draw:points="0,0 2711,0 2711,2493 0,2493">
          <text:p/>
        </draw:polygon>
        <draw:polygon draw:style-name="gr9" draw:text-style-name="P9" draw:layer="layout" svg:width="5.784cm" svg:height="3.146cm" svg:x="1.403cm" svg:y="2.143cm" svg:viewBox="0 0 5785 3147" draw:points="0,0 5785,0 5785,3147 0,3147">
          <text:p/>
        </draw:polygon>
        <draw:polygon draw:style-name="gr10" draw:text-style-name="P10" draw:layer="layout" svg:width="5.784cm" svg:height="3.146cm" svg:x="1.403cm" svg:y="2.143cm" svg:viewBox="0 0 5785 3147" draw:points="0,0 5785,0 5785,3147 0,3147">
          <text:p/>
        </draw:polygon>
        <draw:line draw:style-name="gr11" draw:text-style-name="P1" draw:layer="layout" svg:x1="15.704cm" svg:y1="11.404cm" svg:x2="18.804cm" svg:y2="12.204cm">
          <text:p/>
        </draw:line>
        <draw:frame draw:style-name="gr12" draw:text-style-name="P12" draw:layer="layout" svg:width="4.4cm" svg:height="1cm" svg:x="13.604cm" svg:y="10.604cm">
          <draw:text-box>
            <text:p text:style-name="P11"><text:span text:style-name="T1">Condizionatore</text:span></text:p>
          </draw:text-box>
        </draw:frame>
        <draw:line draw:style-name="gr13" draw:text-style-name="P1" draw:layer="layout" svg:x1="20.304cm" svg:y1="10.004cm" svg:x2="21.504cm" svg:y2="8.704cm">
          <text:p/>
        </draw:line>
        <draw:frame draw:style-name="gr14" draw:text-style-name="P12" draw:layer="layout" svg:width="3.3cm" svg:height="0.806cm" svg:x="17.804cm" svg:y="10.104cm">
          <draw:text-box>
            <text:p text:style-name="P11"><text:span text:style-name="T1">Termosifone</text:span></text:p>
          </draw:text-box>
        </draw:frame>
        <draw:custom-shape draw:style-name="gr15" draw:text-style-name="P13" draw:layer="layout" svg:width="5.2cm" svg:height="2.8cm" svg:x="1.504cm" svg:y="7.004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4" draw:layer="layout" svg:width="1.6cm" svg:height="1.8cm" svg:x="18.604cm" svg:y="6.8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2.299cm" svg:height="0.499cm" svg:x="18.605cm" svg:y="4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2.299cm" svg:height="0.499cm" svg:x="18.605cm" svg:y="8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4" draw:layer="layout" svg:width="1.6cm" svg:height="1.801cm" svg:x="18.605cm" svg:y="5.0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0.8cm" svg:height="3.6cm" svg:x="20.104cm" svg:y="5.0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1" draw:layer="layout" svg:width="0.6cm" svg:height="4cm" svg:x="21.504cm" svg:y="4.8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21.504cm" svg:y1="8.481cm" svg:x2="22.104cm" svg:y2="8.481cm">
            <text:p/>
          </draw:line>
          <draw:line draw:style-name="gr21" draw:text-style-name="P1" draw:layer="layout" svg:x1="21.504cm" svg:y1="8.081cm" svg:x2="22.104cm" svg:y2="8.081cm">
            <text:p/>
          </draw:line>
          <draw:line draw:style-name="gr21" draw:text-style-name="P1" draw:layer="layout" svg:x1="21.504cm" svg:y1="7.681cm" svg:x2="22.104cm" svg:y2="7.681cm">
            <text:p/>
          </draw:line>
          <draw:line draw:style-name="gr21" draw:text-style-name="P1" draw:layer="layout" svg:x1="21.504cm" svg:y1="7.281cm" svg:x2="22.104cm" svg:y2="7.281cm">
            <text:p/>
          </draw:line>
          <draw:line draw:style-name="gr21" draw:text-style-name="P1" draw:layer="layout" svg:x1="21.504cm" svg:y1="6.881cm" svg:x2="22.104cm" svg:y2="6.881cm">
            <text:p/>
          </draw:line>
          <draw:line draw:style-name="gr21" draw:text-style-name="P1" draw:layer="layout" svg:x1="21.504cm" svg:y1="6.481cm" svg:x2="22.104cm" svg:y2="6.481cm">
            <text:p/>
          </draw:line>
          <draw:line draw:style-name="gr21" draw:text-style-name="P1" draw:layer="layout" svg:x1="21.504cm" svg:y1="6.081cm" svg:x2="22.104cm" svg:y2="6.081cm">
            <text:p/>
          </draw:line>
          <draw:line draw:style-name="gr21" draw:text-style-name="P1" draw:layer="layout" svg:x1="21.504cm" svg:y1="5.681cm" svg:x2="22.104cm" svg:y2="5.681cm">
            <text:p/>
          </draw:line>
          <draw:line draw:style-name="gr21" draw:text-style-name="P1" draw:layer="layout" svg:x1="21.504cm" svg:y1="5.281cm" svg:x2="22.104cm" svg:y2="5.281cm">
            <text:p/>
          </draw:line>
        </draw:g>
        <draw:custom-shape draw:style-name="gr22" draw:text-style-name="P15" draw:layer="layout" svg:width="13.1cm" svg:height="2.1cm" svg:x="7.704cm" svg:y="2.2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1" draw:id="id1" draw:layer="layout" svg:width="1.2cm" svg:height="1.1cm" svg:x="18.204cm" svg:y="14.704cm">
          <text:p text:style-name="P1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9.404cm" svg:y1="15.254cm" svg:x2="20.204cm" svg:y2="15.254cm" draw:start-shape="id1" draw:start-glue-point="10" draw:end-shape="id2" draw:end-glue-point="7" svg:d="M19404 15254h800" svg:viewBox="0 0 801 1">
          <text:p/>
        </draw:connector>
        <draw:custom-shape draw:style-name="gr25" draw:text-style-name="P14" xml:id="id2" draw:id="id2" draw:layer="layout" svg:width="0.3cm" svg:height="0.3cm" draw:transform="rotate (-1.5707963267949) translate (20.504cm 15.1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1" draw:text-style-name="P1" draw:layer="layout" draw:type="lines" svg:x1="18.204cm" svg:y1="15.254cm" svg:x2="18.004cm" svg:y2="12.554cm" draw:start-shape="id1" draw:start-glue-point="6" draw:end-shape="id3" draw:end-glue-point="3" svg:d="M18204 15254h-501l-200-2700h501" svg:viewBox="0 0 702 2701">
          <text:p/>
        </draw:connector>
        <draw:custom-shape draw:style-name="gr26" draw:text-style-name="P18" xml:id="id3" draw:id="id3" draw:layer="layout" svg:width="0.8cm" svg:height="0.1cm" svg:x="18.004cm" svg:y="12.504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xml:id="id4" draw:id="id4" draw:layer="layout" svg:width="1.2cm" svg:height="1.1cm" svg:x="1.604cm" svg:y="8.504cm">
          <text:p text:style-name="P1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2.804cm" svg:y1="9.054cm" svg:x2="3.604cm" svg:y2="9.054cm" draw:start-shape="id4" draw:start-glue-point="10" draw:end-shape="id5" draw:end-glue-point="7" svg:d="M2804 9054h800" svg:viewBox="0 0 801 1">
          <text:p/>
        </draw:connector>
        <draw:custom-shape draw:style-name="gr25" draw:text-style-name="P14" xml:id="id5" draw:id="id5" draw:layer="layout" svg:width="0.3cm" svg:height="0.3cm" draw:transform="rotate (-1.5707963267949) translate (3.904cm 8.9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8" draw:text-style-name="P1" draw:layer="layout" draw:type="lines" svg:x1="2.204cm" svg:y1="8.504cm" svg:x2="3.304cm" svg:y2="7.254cm" draw:start-shape="id4" draw:start-glue-point="4" draw:end-shape="id6" draw:end-glue-point="3" svg:d="M2204 8504v-501l599-749h501" svg:viewBox="0 0 1101 1251">
          <text:p/>
        </draw:connector>
        <draw:custom-shape draw:style-name="gr26" draw:text-style-name="P18" xml:id="id6" draw:id="id6" draw:layer="layout" svg:width="0.8cm" svg:height="0.1cm" svg:x="3.304cm" svg:y="7.2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xml:id="id7" draw:id="id7" draw:layer="layout" svg:width="1.2cm" svg:height="1.1cm" svg:x="18.304cm" svg:y="4.204cm">
          <text:p text:style-name="P16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8.304cm" svg:y1="4.754cm" svg:x2="18.004cm" svg:y2="4.754cm" draw:start-shape="id7" draw:start-glue-point="6" draw:end-shape="id8" draw:end-glue-point="7" svg:d="M18304 4754h-300" svg:viewBox="0 0 301 1">
          <text:p/>
        </draw:connector>
        <draw:custom-shape draw:style-name="gr25" draw:text-style-name="P14" xml:id="id8" draw:id="id8" draw:layer="layout" svg:width="0.3cm" svg:height="0.3cm" draw:transform="rotate (1.5707963267949) translate (17.704cm 4.9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0" draw:text-style-name="P1" draw:layer="layout" draw:type="lines" svg:x1="19.504cm" svg:y1="4.754cm" svg:x2="21.104cm" svg:y2="5.154cm" draw:start-shape="id7" draw:start-glue-point="10" draw:end-shape="id9" draw:end-glue-point="3" svg:d="M19504 4754h502l597 400h501" svg:viewBox="0 0 1601 401">
          <text:p/>
        </draw:connector>
        <draw:custom-shape draw:style-name="gr26" draw:text-style-name="P18" xml:id="id9" draw:id="id9" draw:layer="layout" svg:width="0.8cm" svg:height="0.1cm" svg:x="21.104cm" svg:y="5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3" draw:text-style-name="P17" xml:id="id10" draw:id="id10" draw:layer="layout" svg:width="1.2cm" svg:height="1.1cm" svg:x="10.404cm" svg:y="9.104cm">
            <text:p text:style-name="P16"><text:span text:style-name="T2">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1" draw:layer="layout" draw:type="line" svg:x1="11.604cm" svg:y1="9.654cm" svg:x2="12.404cm" svg:y2="9.654cm" draw:start-shape="id10" draw:start-glue-point="10" draw:end-shape="id11" draw:end-glue-point="7" svg:d="M11604 9654h800" svg:viewBox="0 0 801 1">
            <text:p/>
          </draw:connector>
          <draw:custom-shape draw:style-name="gr25" draw:text-style-name="P14" xml:id="id11" draw:id="id11" draw:layer="layout" svg:width="0.3cm" svg:height="0.3cm" draw:transform="rotate (-1.5707963267949) translate (12.704cm 9.5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31" draw:text-style-name="P1" draw:layer="layout" draw:type="lines" svg:x1="11.004cm" svg:y1="9.104cm" svg:x2="12.104cm" svg:y2="7.854cm" draw:start-shape="id10" draw:start-glue-point="4" draw:end-shape="id12" draw:end-glue-point="3" svg:d="M11004 9104v-501l599-749h501" svg:viewBox="0 0 1101 1251">
            <text:p/>
          </draw:connector>
          <draw:custom-shape draw:style-name="gr32" draw:text-style-name="P18" xml:id="id12" draw:id="id12" draw:layer="layout" svg:width="0.8cm" svg:height="0.1cm" svg:x="12.104cm" svg:y="7.804cm">
            <text:p text:style-name="P14"><text:span text:style-name="T3"/></text:p>
            <text:p text:style-name="P1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20" draw:layer="layout" svg:width="2.2cm" svg:height="1.073cm" svg:x="11.504cm" svg:y="6.831cm">
            <draw:text-box>
              <text:p text:style-name="P19"><text:span text:style-name="T3">Sensore esterno</text:span></text:p>
            </draw:text-box>
          </draw:frame>
          <draw:frame draw:style-name="gr33" draw:text-style-name="P20" draw:layer="layout" svg:width="2.2cm" svg:height="1.073cm" svg:x="11.704cm" svg:y="8.504cm">
            <draw:text-box>
              <text:p text:style-name="P19"><text:span text:style-name="T3">Sensore interno</text:span></text:p>
            </draw:text-box>
          </draw:frame>
          <draw:frame draw:style-name="gr34" draw:text-style-name="P22" draw:layer="layout" svg:width="1.6cm" svg:height="0.662cm" svg:x="9.004cm" svg:y="10.442cm">
            <draw:text-box>
              <text:p text:style-name="P21"><text:span text:style-name="T3">esp32</text:span></text:p>
            </draw:text-box>
          </draw:frame>
          <draw:line draw:style-name="gr35" draw:text-style-name="P1" draw:layer="layout" svg:x1="9.804cm" svg:y1="10.504cm" svg:x2="10.604cm" svg:y2="10.004cm">
            <text:p/>
          </draw:line>
        </draw:g>
        <draw:frame draw:style-name="gr36" draw:text-style-name="P20" draw:layer="layout" svg:width="14.2cm" svg:height="0.962cm" draw:transform="rotate (-1.5707963267949) translate (24.304cm 2.404cm)">
          <draw:text-box>
            <text:p text:style-name="P14">Terrazzo</text:p>
          </draw:text-box>
        </draw:frame>
        <draw:g>
          <draw:custom-shape draw:style-name="gr16" draw:text-style-name="P14" draw:layer="layout" svg:width="1.6cm" svg:height="1.8cm" draw:transform="rotate (-1.5707963267949) translate (12.505cm 14.0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2.299cm" svg:height="0.499cm" draw:transform="rotate (-1.5707963267949) translate (16.604cm 14.0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2.299cm" svg:height="0.499cm" draw:transform="rotate (-1.5707963267949) translate (10.704cm 14.00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4" draw:layer="layout" svg:width="1.6cm" svg:height="1.801cm" draw:transform="rotate (-1.5707963267949) translate (14.305cm 14.00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4" draw:layer="layout" svg:width="0.8cm" svg:height="5.399cm" draw:transform="rotate (-1.5707963267949) translate (16.104cm 15.5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4" draw:layer="layout" svg:width="1.6cm" svg:height="1.801cm" draw:transform="rotate (-1.5707963267949) translate (16.104cm 14.0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04cm" fo:margin-bottom="0.904cm" fo:margin-left="0.904cm" fo:margin-right="0.904cm" fo:page-width="25.426cm" fo:page-height="19.0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29T20:16:18.639000000</dc:date>
    <meta:editing-duration>PT3H16M44S</meta:editing-duration>
    <meta:editing-cycles>4</meta:editing-cycles>
    <meta:generator>LibreOffice/7.2.6.2$Windows_X86_64 LibreOffice_project/b0ec3a565991f7569a5a7f5d24fed7f52653d754</meta:generator>
    <meta:document-statistic meta:object-count="70"/>
  </office:meta>
</office:document-meta>
</file>